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DECIMAL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IMETER</text:p>
          </table:table-cell>
          <table:table-cell table:style-name="Default"/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CLOCK</text:p>
          </table:table-cell>
          <table:table-cell office:value-type="string" calcext:value-type="string">
            <text:p>SETTINGS_TCOR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CAL</text:p>
          </table:table-cell>
          <table:table-cell office:value-type="string" calcext:value-type="string">
            <text:p>SETTINGS_PREF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T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PREF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TTINGS_SA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 style:data-style-name="N2" text:time-value="07:57:17.485593924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6.2$Linux_X86_64 LibreOffice_project/20$Build-2</meta:generator>
    <dc:date>2022-06-10T08:05:03.693898652</dc:date>
    <meta:editing-duration>PT2H34M22S</meta:editing-duration>
    <meta:editing-cycles>14</meta:editing-cycles>
    <meta:document-statistic meta:table-count="1" meta:cell-count="36" meta:object-count="0"/>
  </office:meta>
</office:document-meta>
</file>